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6pt"/>
    </style:style>
    <style:style style:name="co2" style:family="table-column">
      <style:table-column-properties fo:break-before="auto" style:column-width="35.5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8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fo:border-left="none" fo:border-right="none" fo:border-top="none"/>
    </style:style>
    <style:style style:name="ce2" style:family="table-cell" style:parent-style-name="Default">
      <style:table-cell-properties fo:border-bottom="0.99pt groove #000000" fo:background-color="#fff200" fo:border-left="none" fo:border-right="none" fo:border-top="none"/>
    </style:style>
    <style:style style:name="ce3" style:family="table-cell" style:parent-style-name="Default">
      <style:table-cell-properties fo:background-color="#e0efd4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aa61a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style:font-name="DejaVu Sans" style:font-name-asian="DejaVu Sans1" style:font-name-complex="DejaVu Sans1"/>
    </style:style>
    <style:style style:name="ce29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none" fo:border-left="none" fo:border-right="none" fo:border-top="0.99pt groove #000080"/>
    </style:style>
    <style:style style:name="ce8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style:font-name="DejaVu Sans" style:font-name-asian="DejaVu Sans1" style:font-name-complex="DejaVu Sans1"/>
    </style:style>
    <style:style style:name="ce3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ext-properties style:font-name="DejaVu Sans" fo:font-style="italic" fo:font-weight="bold" style:font-name-asian="DejaVu Sans1" style:font-style-asian="italic" style:font-weight-asian="bold" style:font-name-complex="DejaVu Sans1" style:font-style-complex="italic" style:font-weight-complex="bold"/>
    </style:style>
    <style:style style:name="ce3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99pt groove #000000" fo:border-right="none" fo:border-top="0.99pt groove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groove #000000" fo:border-left="0.99pt groove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/>
      <style:text-properties style:font-name="DejaVu Sans" style:font-name-asian="DejaVu Sans1" style:font-name-complex="DejaVu Sans1"/>
    </style:style>
    <style:style style:name="ce4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order-left="none" fo:border-right="none" fo:border-top="0.99pt groove #000000"/>
      <style:text-properties style:font-name="DejaVu Sans" style:font-name-asian="DejaVu Sans1" style:font-name-complex="DejaVu Sans1"/>
    </style:style>
    <style:style style:name="ce48" style:family="table-cell" style:parent-style-name="Default">
      <style:table-cell-properties fo:border-bottom="0.99pt groove #000000" fo:border-left="none" fo:border-right="none" fo:border-top="none"/>
      <style:text-properties style:font-name="DejaVu Sans" style:font-name-asian="DejaVu Sans1" style:font-name-complex="DejaVu Sans1"/>
    </style:style>
    <style:style style:name="ce11" style:family="table-cell" style:parent-style-name="Default">
      <style:table-cell-properties fo:border-bottom="0.99pt groove #000000" fo:border-left="0.99pt groove #000000" fo:border-right="none" fo:border-top="none"/>
    </style:style>
    <style:style style:name="ce12" style:family="table-cell" style:parent-style-name="Default">
      <style:table-cell-properties fo:border-bottom="none" fo:border-left="0.99pt groove #000000" fo:border-right="none" fo:border-top="none"/>
    </style:style>
    <style:style style:name="ce13" style:family="table-cell" style:parent-style-name="Default">
      <style:table-cell-properties fo:border-bottom="0.99pt groove #000000" fo:background-color="#faa61a" fo:border-left="0.99pt groove #000000" fo:border-right="none" fo:border-top="none"/>
    </style:style>
    <style:style style:name="ce14" style:family="table-cell" style:parent-style-name="Default">
      <style:table-cell-properties fo:border-bottom="none" fo:background-color="#cccccc" fo:border-left="0.99pt groove #000000" fo:border-right="none" fo:border-top="none"/>
    </style:style>
    <style:style style:name="ce53" style:family="table-cell" style:parent-style-name="Default">
      <style:text-properties style:font-name="DejaVu Sans" fo:font-weight="bold" style:font-name-asian="DejaVu Sans1" style:font-weight-asian="bold" style:font-name-complex="DejaVu Sans1" style:font-weight-complex="bold"/>
    </style:style>
    <style:style style:name="ce54" style:family="table-cell" style:parent-style-name="Default">
      <style:table-cell-properties fo:border-bottom="none" fo:border-left="0.99pt groove #000000" fo:border-right="none" fo:border-top="0.99pt groove #000000"/>
      <style:text-properties style:font-name="DejaVu Sans" style:font-name-asian="DejaVu Sans1" style:font-name-complex="DejaVu Sans1"/>
    </style:style>
    <style:style style:name="ce55" style:family="table-cell" style:parent-style-name="Default">
      <style:table-cell-properties fo:border-bottom="none" fo:border-left="0.99pt groove #000000" fo:border-right="none" fo:border-top="none"/>
      <style:text-properties style:font-name="DejaVu Sans" style:font-name-asian="DejaVu Sans1" style:font-name-complex="DejaVu Sans1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16" style:family="table-cell" style:parent-style-name="Default">
      <style:table-cell-properties fo:border-bottom="none" fo:border-left="none" fo:border-right="0.99pt groove #000000" fo:border-top="none"/>
    </style:style>
    <style:style style:name="ce17" style:family="table-cell" style:parent-style-name="Default">
      <style:table-cell-properties fo:border-bottom="0.99pt groove #000000" fo:background-color="#faa61a" fo:border-left="none" fo:border-right="0.99pt groove #000000" fo:border-top="none"/>
    </style:style>
    <style:style style:name="ce18" style:family="table-cell" style:parent-style-name="Default">
      <style:table-cell-properties fo:border-bottom="none" fo:background-color="#cccccc" fo:border-left="none" fo:border-right="0.99pt groove #000000" fo:border-top="none"/>
    </style:style>
    <style:style style:name="ce60" style:family="table-cell" style:parent-style-name="Default" style:data-style-name="N0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fo:border-left="none" fo:border-right="0.99pt groove #000000" fo:border-top="0.99pt groove #000000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fo:border-left="none" fo:border-right="0.99pt groove #000000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0efd4" fo:border-left="0.99pt groove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5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C</text:p>
          </table:table-cell>
          <table:table-cell table:style-name="ce16"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povanie: 2x2</text:p>
            <text:p>26 pismen abecedy t.j. pocitame v mod 2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DE([.A1]) - CODE(&quot;A&quot;)" office:value-type="float" office:value="5" calcext:value-type="float">
            <text:p>5</text:p>
          </table:table-cell>
          <table:table-cell table:style-name="ce2" table:formula="of:=CODE([.B1]) - CODE(&quot;A&quot;)" office:value-type="float" office:value="17" calcext:value-type="float">
            <text:p>17</text:p>
          </table:table-cell>
          <table:table-cell table:style-name="ce13" table:formula="of:=CODE([.C1]) - CODE(&quot;A&quot;)" office:value-type="float" office:value="8" calcext:value-type="float">
            <text:p>8</text:p>
          </table:table-cell>
          <table:table-cell table:style-name="ce17" table:formula="of:=CODE([.D1]) - CODE(&quot;A&quot;)" office:value-type="float" office:value="3" calcext:value-type="float">
            <text:p>3</text:p>
          </table:table-cell>
          <table:table-cell table:style-name="ce1" table:formula="of:=CODE([.E1]) - CODE(&quot;A&quot;)" office:value-type="float" office:value="0" calcext:value-type="float">
            <text:p>0</text:p>
          </table:table-cell>
          <table:table-cell table:style-name="ce1" table:formula="of:=CODE([.F1]) - CODE(&quot;A&quot;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3" table:formula="of:=CODE([.A2]) - CODE(&quot;A&quot;)" office:value-type="float" office:value="15" calcext:value-type="float">
            <text:p>15</text:p>
          </table:table-cell>
          <table:table-cell table:style-name="ce3" table:formula="of:=CODE([.B2]) - CODE(&quot;A&quot;)" office:value-type="float" office:value="16" calcext:value-type="float">
            <text:p>16</text:p>
          </table:table-cell>
          <table:table-cell table:style-name="ce14" table:formula="of:=CODE([.C2]) - CODE(&quot;A&quot;)" office:value-type="float" office:value="2" calcext:value-type="float">
            <text:p>2</text:p>
          </table:table-cell>
          <table:table-cell table:style-name="ce18" table:formula="of:=CODE([.D2]) - CODE(&quot;A&quot;)" office:value-type="float" office:value="5" calcext:value-type="float">
            <text:p>5</text:p>
          </table:table-cell>
          <table:table-cell table:formula="of:=CODE([.E2]) - CODE(&quot;A&quot;)" office:value-type="float" office:value="10" calcext:value-type="float">
            <text:p>10</text:p>
          </table:table-cell>
          <table:table-cell table:formula="of:=CODE([.F2]) - CODE(&quot;A&quot;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020"/>
        </table:table-row>
        <table:table-row table:style-name="ro1">
          <table:table-cell table:style-name="ce4" table:formula="of:=[.A6]" office:value-type="float" office:value="5" calcext:value-type="float">
            <text:p>5</text:p>
          </table:table-cell>
          <table:table-cell table:style-name="ce3" table:formula="of:=[.A7]" office:value-type="float" office:value="15" calcext:value-type="float">
            <text:p>15</text:p>
          </table:table-cell>
          <table:table-cell table:style-name="ce5" table:formula="of:=[.C6]" office:value-type="float" office:value="8" calcext:value-type="float">
            <text:p>8</text:p>
          </table:table-cell>
          <table:table-cell table:style-name="ce6" table:formula="of:=[.C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table:formula="of:=[.B6]" office:value-type="float" office:value="17" calcext:value-type="float">
            <text:p>17</text:p>
          </table:table-cell>
          <table:table-cell table:style-name="ce3" table:formula="of:=[.B7]" office:value-type="float" office:value="16" calcext:value-type="float">
            <text:p>16</text:p>
          </table:table-cell>
          <table:table-cell table:style-name="ce5" table:formula="of:=[.D6]" office:value-type="float" office:value="3" calcext:value-type="float">
            <text:p>3</text:p>
          </table:table-cell>
          <table:table-cell table:style-name="ce6" table:formula="of:=[.D7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stava rovnic</text:p>
          </table:table-cell>
          <table:table-cell table:number-columns-repeated="1023"/>
        </table:table-row>
        <table:table-row table:style-name="ro1">
          <table:table-cell table:style-name="ce4" table:formula="of:=[.A10]" office:value-type="float" office:value="5" calcext:value-type="float">
            <text:p>5</text:p>
          </table:table-cell>
          <table:table-cell table:style-name="ce9" table:formula="of:=[.B6]" office:value-type="float" office:value="17" calcext:value-type="float">
            <text:p>17</text:p>
          </table:table-cell>
          <table:table-cell table:number-columns-repeated="2"/>
          <table:table-cell table:style-name="ce19" table:formula="of:=[.A7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[.A10]" office:value-type="float" office:value="5" calcext:value-type="float">
            <text:p>5</text:p>
          </table:table-cell>
          <table:table-cell table:style-name="ce9" table:formula="of:=[.B6]" office:value-type="float" office:value="17" calcext:value-type="float">
            <text:p>17</text:p>
          </table:table-cell>
          <table:table-cell table:style-name="ce19" table:formula="of:=[.B7]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table:formula="of:=[.C10]" office:value-type="float" office:value="8" calcext:value-type="float">
            <text:p>8</text:p>
          </table:table-cell>
          <table:table-cell table:style-name="ce5" table:formula="of:=[.C11]" office:value-type="float" office:value="3" calcext:value-type="float">
            <text:p>3</text:p>
          </table:table-cell>
          <table:table-cell table:number-columns-repeated="2"/>
          <table:table-cell table:style-name="ce14" table:formula="of:=[.C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table:formula="of:=[.C10]" office:value-type="float" office:value="8" calcext:value-type="float">
            <text:p>8</text:p>
          </table:table-cell>
          <table:table-cell table:style-name="ce5" table:formula="of:=[.C11]" office:value-type="float" office:value="3" calcext:value-type="float">
            <text:p>3</text:p>
          </table:table-cell>
          <table:table-cell table:style-name="ce14" table:formula="of:=[.D7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table:style-name="ce4" table:formula="of:=[.A14]" office:value-type="float" office:value="5" calcext:value-type="float">
            <text:p>5</text:p>
          </table:table-cell>
          <table:table-cell table:style-name="ce4" table:formula="of:=[.B14]" office:value-type="float" office:value="17" calcext:value-type="float">
            <text:p>17</text:p>
          </table:table-cell>
          <table:table-cell table:number-columns-repeated="4"/>
          <table:table-cell table:style-name="ce10"/>
          <table:table-cell table:number-columns-repeated="1017"/>
        </table:table-row>
        <table:table-row table:style-name="ro1">
          <table:table-cell table:style-name="ce5" table:formula="of:=[.A16]" office:value-type="float" office:value="8" calcext:value-type="float">
            <text:p>8</text:p>
          </table:table-cell>
          <table:table-cell table:style-name="ce5" table:formula="of:=[.B16]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X^-1</text:p>
          </table:table-cell>
          <table:table-cell table:style-name="ce27" table:number-columns-repeated="3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8" table:number-matrix-columns-spanned="2" table:number-matrix-rows-spanned="2" table:formula="of:=MINVERSE([.A20:.B21])" office:value-type="float" office:value="-0.0247933884297521" calcext:value-type="float">
            <text:p>-0.024793388429752</text:p>
          </table:table-cell>
          <table:table-cell table:style-name="ce27" office:value-type="float" office:value="0.140495867768595" calcext:value-type="float">
            <text:p>0.140495867768595</text:p>
          </table:table-cell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7" office:value-type="float" office:value="0.0661157024793388" calcext:value-type="float">
            <text:p>0.066115702479339</text:p>
          </table:table-cell>
          <table:table-cell table:style-name="ce27" office:value-type="float" office:value="-0.0413223140495868" calcext:value-type="float">
            <text:p>-0.041322314049587</text:p>
          </table:table-cell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7" table:number-columns-repeated="4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7" office:value-type="string" calcext:value-type="string">
            <text:p>det X</text:p>
          </table:table-cell>
          <table:table-cell table:style-name="ce27" table:number-columns-repeated="3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7" table:formula="of:=MDETERM([.A20:.B21])" office:value-type="float" office:value="-121" calcext:value-type="float">
            <text:p>-121</text:p>
          </table:table-cell>
          <table:table-cell table:style-name="ce27" table:number-columns-repeated="3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7" table:number-columns-repeated="4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7" office:value-type="string" calcext:value-type="string">
            <text:p>det X mod 26</text:p>
          </table:table-cell>
          <table:table-cell table:style-name="ce27" table:number-columns-repeated="3"/>
          <table:table-cell table:number-columns-repeated="10"/>
          <table:table-cell table:style-name="ce27" table:number-columns-repeated="2"/>
          <table:table-cell/>
          <table:table-cell table:style-name="ce27" table:number-columns-repeated="4"/>
          <table:table-cell table:number-columns-repeated="1003"/>
        </table:table-row>
        <table:table-row table:style-name="ro1">
          <table:table-cell table:style-name="ce27" table:formula="of:=MOD([.A28];26)" office:value-type="float" office:value="9" calcext:value-type="float">
            <text:p>9</text:p>
          </table:table-cell>
          <table:table-cell table:style-name="ce27" table:number-columns-repeated="3"/>
          <table:table-cell table:number-columns-repeated="10"/>
          <table:table-cell table:style-name="ce27" table:number-columns-repeated="2"/>
          <table:table-cell/>
          <table:table-cell table:style-name="ce27" table:number-columns-repeated="4"/>
          <table:table-cell table:number-columns-repeated="1003"/>
        </table:table-row>
        <table:table-row table:style-name="ro1">
          <table:table-cell table:style-name="ce27" table:number-columns-repeated="4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7" office:value-type="string" calcext:value-type="string">
            <text:p>(det X)^-1 mod 26</text:p>
          </table:table-cell>
          <table:table-cell/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7" table:formula="of:=MATCH(1;INDEX(MOD(ROW(INDIRECT(&quot;1:&quot;&amp;26))*[.A28];26);0);0)" office:value-type="float" office:value="3" calcext:value-type="float">
            <text:p>3</text:p>
          </table:table-cell>
          <table:table-cell/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9" office:value-type="string" calcext:value-type="string">
            <text:p>Adjugovana matica (Adj X) ku X</text:p>
          </table:table-cell>
          <table:table-cell table:style-name="ce44"/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9" table:formula="of:=[.B21]" office:value-type="float" office:value="3" calcext:value-type="float">
            <text:p>3</text:p>
          </table:table-cell>
          <table:table-cell table:style-name="ce29" table:formula="of:=-[.B20]" office:value-type="float" office:value="-17" calcext:value-type="float">
            <text:p>-17</text:p>
          </table:table-cell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29" table:formula="of:=-[.A21]" office:value-type="float" office:value="-8" calcext:value-type="float">
            <text:p>-8</text:p>
          </table:table-cell>
          <table:table-cell table:style-name="ce29" table:formula="of:=[.A20]" office:value-type="float" office:value="5" calcext:value-type="float">
            <text:p>5</text:p>
          </table:table-cell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7" office:value-type="string" calcext:value-type="string">
            <text:p>X^-1 mod 26</text:p>
          </table:table-cell>
          <table:table-cell table:style-name="ce45"/>
          <table:table-cell/>
          <table:table-cell table:style-name="ce27"/>
          <table:table-cell table:style-name="ce45" office:value-type="string" calcext:value-type="string">
            <text:p>X^-1 = (det^-1) * Adj X mod 26</text:p>
          </table:table-cell>
          <table:table-cell table:number-columns-repeated="9"/>
          <table:table-cell table:style-name="ce27" table:number-columns-repeated="7"/>
          <table:table-cell table:number-columns-repeated="1003"/>
        </table:table-row>
        <table:table-row table:style-name="ro1">
          <table:table-cell table:style-name="ce31" table:number-matrix-columns-spanned="2" table:number-matrix-rows-spanned="2" table:formula="of:=MOD([.A37:.B38]*[.A34];26)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45"/>
          <table:table-cell table:style-name="ce27"/>
          <table:table-cell table:number-columns-repeated="10"/>
          <table:table-cell table:style-name="ce27" table:number-columns-repeated="4"/>
          <table:table-cell table:style-name="ce28"/>
          <table:table-cell table:style-name="ce27" table:number-columns-repeated="2"/>
          <table:table-cell table:number-columns-repeated="1003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45"/>
          <table:table-cell table:style-name="ce27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"/>
          <table:table-cell table:style-name="ce27" table:number-columns-repeated="7"/>
          <table:table-cell table:number-columns-repeated="100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1022"/>
        </table:table-row>
        <table:table-row table:style-name="ro1">
          <table:table-cell table:style-name="ce3" table:formula="of:=[.B10]" office:value-type="float" office:value="15" calcext:value-type="float">
            <text:p>15</text:p>
          </table:table-cell>
          <table:table-cell table:style-name="ce3" table:formula="of:=[.B11]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6" table:formula="of:=[.D10]" office:value-type="float" office:value="2" calcext:value-type="float">
            <text:p>2</text:p>
          </table:table-cell>
          <table:table-cell table:style-name="ce6" table:formula="of:=[.D11]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vky matice K</text:p>
          </table:table-cell>
          <table:table-cell table:number-columns-repeated="3"/>
          <table:table-cell office:value-type="string" calcext:value-type="string">
            <text:p>ki = X^-1 * y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11</text:p>
          </table:table-cell>
          <table:table-cell table:style-name="ce10" table:number-matrix-columns-spanned="1" table:number-matrix-rows-spanned="2" table:formula="of:=MOD(MMULT([.A41:.B42];[.A46:.A47]);26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1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21</text:p>
          </table:table-cell>
          <table:table-cell table:style-name="ce10" table:number-matrix-columns-spanned="1" table:number-matrix-rows-spanned="2" table:formula="of:=MOD(MMULT([.A41:.B42];[.B46:.B47]);26)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2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table:style-name="ce8" table:formula="of:=[.B50]" office:value-type="float" office:value="7" calcext:value-type="float">
            <text:p>7</text:p>
          </table:table-cell>
          <table:table-cell table:style-name="ce8" table:formula="of:=[.B51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table:formula="of:=[.B52]" office:value-type="float" office:value="19" calcext:value-type="float">
            <text:p>19</text:p>
          </table:table-cell>
          <table:table-cell table:style-name="ce8" table:formula="of:=[.B53]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ntrola sifrovania</text:p>
          </table:table-cell>
          <table:table-cell table:number-columns-repeated="4"/>
          <table:table-cell office:value-type="string" calcext:value-type="string">
            <text:p>y = K * 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&gt;</text:p>
          </table:table-cell>
          <table:table-cell table:style-name="ce7" office:value-type="string" calcext:value-type="string">
            <text:p>K</text:p>
          </table:table-cell>
          <table:table-cell table:style-name="ce7" table:formula="of:=CODE([.C60])-CODE(&quot;A&quot;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&gt;</text:p>
          </table:table-cell>
          <table:table-cell table:style-name="ce7" office:value-type="string" calcext:value-type="string">
            <text:p>U</text:p>
          </table:table-cell>
          <table:table-cell table:style-name="ce7" table:formula="of:=CODE([.C61])-CODE(&quot;A&quot;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&gt;</text:p>
          </table:table-cell>
          <table:table-cell table:style-name="ce53" table:number-matrix-columns-spanned="1" table:number-matrix-rows-spanned="2" table:formula="of:=MOD(MMULT([.A56:.B57];[.A63:.A64]);26)" office:value-type="float" office:value="10" calcext:value-type="float">
            <text:p>10</text:p>
          </table:table-cell>
          <table:table-cell table:style-name="ce60" table:formula="of:=CHAR([.C63]+CODE(&quot;A&quot;))" office:value-type="string" office:string-value="K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-&gt;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CHAR([.C64]+CODE(&quot;A&quot;))" office:value-type="string" office:string-value="U" calcext:value-type="string">
            <text:p>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frovanie funguj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Adjugovana matica (Adj K) ku K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35" table:formula="of:=[.B57]" office:value-type="float" office:value="3" calcext:value-type="float">
            <text:p>3</text:p>
          </table:table-cell>
          <table:table-cell table:style-name="ce35" table:formula="of:=-[.B56]" office:value-type="float" office:value="-8" calcext:value-type="float">
            <text:p>-8</text:p>
          </table:table-cell>
          <table:table-cell table:number-columns-repeated="1022"/>
        </table:table-row>
        <table:table-row table:style-name="ro1">
          <table:table-cell table:style-name="ce35" table:formula="of:=-[.A57]" office:value-type="float" office:value="-19" calcext:value-type="float">
            <text:p>-19</text:p>
          </table:table-cell>
          <table:table-cell table:style-name="ce35" table:formula="of:=[.A56]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 K</text:p>
          </table:table-cell>
          <table:table-cell table:number-columns-repeated="1023"/>
        </table:table-row>
        <table:table-row table:style-name="ro1">
          <table:table-cell table:style-name="ce10" table:formula="of:=MDETERM([.A56:.B57])" office:value-type="float" office:value="-131" calcext:value-type="float">
            <text:p>-13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 K mod 26</text:p>
          </table:table-cell>
          <table:table-cell table:number-columns-repeated="1023"/>
        </table:table-row>
        <table:table-row table:style-name="ro1">
          <table:table-cell table:formula="of:=MOD([.A72];26)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(det K)^-1 mod 26</text:p>
          </table:table-cell>
          <table:table-cell table:number-columns-repeated="1023"/>
        </table:table-row>
        <table:table-row table:style-name="ro1">
          <table:table-cell table:style-name="ce38" table:formula="of:=MATCH(1;INDEX(MOD(ROW(INDIRECT(&quot;1:&quot;&amp;26))*[.A75];26);0);0)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K^-1</text:p>
          </table:table-cell>
          <table:table-cell/>
          <table:table-cell office:value-type="string" calcext:value-type="string">
            <text:p>K^-1 = (det^-1) * Adj K mod 26</text:p>
          </table:table-cell>
          <table:table-cell table:number-columns-repeated="1021"/>
        </table:table-row>
        <table:table-row table:style-name="ro1">
          <table:table-cell table:style-name="ce39" table:number-matrix-columns-spanned="2" table:number-matrix-rows-spanned="2" table:formula="of:=MOD([.A68:.B69]*[.A78];26)" office:value-type="float" office:value="23" calcext:value-type="float">
            <text:p>23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ntrola desifrovania</text:p>
          </table:table-cell>
          <table:table-cell table:number-columns-repeated="4"/>
          <table:table-cell office:value-type="string" calcext:value-type="string">
            <text:p>x = K^-1 * 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P</text:p>
          </table:table-cell>
          <table:table-cell table:style-name="ce47" table:formula="of:=CODE([.A86]) - CODE(&quot;A&quot;)" office:value-type="float" office:value="15" calcext:value-type="float">
            <text:p>15</text:p>
          </table:table-cell>
          <table:table-cell table:style-name="ce54" table:number-matrix-columns-spanned="1" table:number-matrix-rows-spanned="2" table:formula="of:=MOD(MMULT([.$A$81:.$B$82];[.B86:.B87]);26)" office:value-type="float" office:value="5" calcext:value-type="float">
            <text:p>5</text:p>
          </table:table-cell>
          <table:table-cell table:style-name="ce61" table:formula="of:=CHAR([.C86]+CODE(&quot;A&quot;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Q</text:p>
          </table:table-cell>
          <table:table-cell table:style-name="ce10" table:formula="of:=CODE([.A87]) - CODE(&quot;A&quot;)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62" table:formula="of:=CHAR([.C87]+CODE(&quot;A&quot;))" office:value-type="string" office:string-value="R" calcext:value-type="string">
            <text:p>R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C</text:p>
          </table:table-cell>
          <table:table-cell table:style-name="ce47" table:formula="of:=CODE([.A88]) - CODE(&quot;A&quot;)" office:value-type="float" office:value="2" calcext:value-type="float">
            <text:p>2</text:p>
          </table:table-cell>
          <table:table-cell table:style-name="ce54" table:number-matrix-columns-spanned="1" table:number-matrix-rows-spanned="2" table:formula="of:=MOD(MMULT([.$A$81:.$B$82];[.B88:.B89]);26)" office:value-type="float" office:value="8" calcext:value-type="float">
            <text:p>8</text:p>
          </table:table-cell>
          <table:table-cell table:style-name="ce61" table:formula="of:=CHAR([.C88]+CODE(&quot;A&quot;))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F</text:p>
          </table:table-cell>
          <table:table-cell table:style-name="ce48" table:formula="of:=CODE([.A89]) - CODE(&quot;A&quot;)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63" table:formula="of:=CHAR([.C89]+CODE(&quot;A&quot;))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K</text:p>
          </table:table-cell>
          <table:table-cell table:style-name="ce10" table:formula="of:=CODE([.A90]) - CODE(&quot;A&quot;)" office:value-type="float" office:value="10" calcext:value-type="float">
            <text:p>10</text:p>
          </table:table-cell>
          <table:table-cell table:style-name="ce55" table:number-matrix-columns-spanned="1" table:number-matrix-rows-spanned="2" table:formula="of:=MOD(MMULT([.$A$81:.$B$82];[.B90:.B91]);26)" office:value-type="float" office:value="0" calcext:value-type="float">
            <text:p>0</text:p>
          </table:table-cell>
          <table:table-cell table:style-name="ce62" table:formula="of:=CHAR([.C90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</text:p>
          </table:table-cell>
          <table:table-cell table:style-name="ce48" table:formula="of:=CODE([.A91]) - CODE(&quot;A&quot;)" office:value-type="float" office:value="20" calcext:value-type="float">
            <text:p>20</text:p>
          </table:table-cell>
          <table:table-cell table:style-name="ce11" office:value-type="float" office:value="24" calcext:value-type="float">
            <text:p>24</text:p>
          </table:table-cell>
          <table:table-cell table:style-name="ce63" table:formula="of:=CHAR([.C91]+CODE(&quot;A&quot;))" office:value-type="string" office:string-value="Y" calcext:value-type="string">
            <text:p>Y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Zdroje:</text:p>
            <text:p><text:a xlink:href="https://www.khanacademy.org/math/precalculus/precalc-matrices/finding-inverse-matrix-with-determinant/v/inverse-of-a-2x2-matrix" xlink:type="simple">https://www.khanacademy.org/math/precalculus/precalc-matrices/finding-inverse-matrix-with-determinant/v/inverse-of-a-2x2-matrix</text:a></text:p>
            <text:p><text:a xlink:href="https://www.excelforum.com/excel-formulas-and-functions/628362-how-do-i-find-the-inverse-of-a-mod-function.html#post1867997" xlink:type="simple">https://www.excelforum.com/excel-formulas-and-functions/628362-how-do-i-find-the-inverse-of-a-mod-function.html#post1867997</text:a></text:p>
            <text:p><text:a xlink:href="https://crypto.stackexchange.com/questions/43179/hills-cipher-known-plaintext-attack" xlink:type="simple">https://crypto.stackexchange.com/questions/43179/hills-cipher-known-plaintext-attack</text:a></text:p>
            <text:p><text:a xlink:href="https://www.youtube.com/watch?v=2Vz0ZF3y1AM" xlink:type="simple">https://www.youtube.com/watch?v=2Vz0ZF3y1AM</text:a></text:p>
            <text:p><text:a xlink:href="https://www.youtube.com/watch?v=IfHGxkw8BEg" xlink:type="simple">https://www.youtube.com/watch?v=IfHGxkw8BEg</text:a></text:p>
            <text:p><text:a xlink:href="https://planetcalc.com/3324/" xlink:type="simple">https://planetcalc.com/3324/</text:a></text:p>
          </table:table-cell>
          <table:table-cell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1:05:01.892354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5:30:58.608146854</meta:creation-date>
    <dc:date>2017-12-04T11:33:21.772296892</dc:date>
    <meta:editing-duration>PT2H49M57S</meta:editing-duration>
    <meta:editing-cycles>24</meta:editing-cycles>
    <meta:generator>LibreOffice/5.4.3.2$Linux_X86_64 LibreOffice_project/40m0$Build-2</meta:generator>
    <meta:document-statistic meta:table-count="1" meta:cell-count="162" meta:object-count="0"/>
  </office:meta>
</office:document-meta>
</file>